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68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style:use-window-font-color="true"/>
    </style:style>
    <style:style style:name="P3" style:family="paragraph">
      <style:text-properties fo:font-size="32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ff" fo:font-size="20pt" style:font-size-asian="20pt" style:font-size-complex="20pt"/>
    </style:style>
    <style:style style:name="T3" style:family="text">
      <style:text-properties fo:color="#0066cc" fo:font-size="20pt" style:font-size-asian="20pt" style:font-size-complex="20pt"/>
    </style:style>
    <style:style style:name="T4" style:family="text">
      <style:text-properties fo:color="#ff0000" fo:font-size="20pt" style:font-size-asian="20pt" style:font-size-complex="20pt"/>
    </style:style>
    <style:style style:name="T5" style:family="text">
      <style:text-properties fo:color="#dd4814" fo:font-size="20pt" style:font-size-asian="20pt" style:font-size-complex="20pt"/>
    </style:style>
    <style:style style:name="T6" style:family="text">
      <style:text-properties style:use-window-font-color="true"/>
    </style:style>
    <style:style style:name="T7" style:family="text">
      <style:text-properties fo:font-size="32pt"/>
    </style:style>
    <style:style style:name="T8" style:family="text">
      <style:text-properties fo:font-size="18pt"/>
    </style:style>
    <style:style style:name="T9" style:family="text">
      <style:text-properties fo:color="#0000ff" fo:font-size="18pt"/>
    </style:style>
    <style:style style:name="T10" style:family="text">
      <style:text-properties fo:color="#ff0000" fo:font-size="18pt"/>
    </style:style>
    <style:style style:name="T11" style:family="text">
      <style:text-properties fo:color="#33cc66" fo:font-size="18pt"/>
    </style:style>
    <style:style style:name="T12" style:family="text">
      <style:text-properties fo:color="#0000ff"/>
    </style:style>
    <style:style style:name="T13" style:family="text">
      <style:text-properties fo:color="#33cc66"/>
    </style:style>
    <style:style style:name="T1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mbed shell command `...`</text:p>
          </draw:text-box>
        </draw:frame>
        <draw:frame presentation:style-name="pr2" draw:layer="layout" svg:width="25.199cm" svg:height="15.125cm" svg:x="1.4cm" svg:y="4.141cm" presentation:class="subtitle" presentation:user-transformed="true">
          <draw:text-box>
            <text:p text:style-name="P1"><text:span text:style-name="T1">file (GLOB_RECURSE </text:span><text:span text:style-name="T2">INTERFACE_V8_OBJECTS</text:span><text:span text:style-name="T1"> ${PROJECT_SOURCE_DIR}/package/interface_v8/*.cpp)</text:span></text:p>
            <text:p text:style-name="P1"><text:span text:style-name="T3">GetObjects</text:span><text:span text:style-name="T1">(</text:span><text:span text:style-name="T2">INTERFACE_V8_OBJECTS</text:span><text:span text:style-name="T1"> ...)</text:span></text:p>
            <text:p text:style-name="P1"><text:span text:style-name="T1">add_custom_command (</text:span></text:p>
            <text:p text:style-name="P1"><text:span text:style-name="T1"><text:s text:c="6"/></text:span><text:span text:style-name="T1">...</text:span></text:p>
            <text:p text:style-name="P1"><text:span text:style-name="T1"><text:s text:c="6"/></text:span><text:span text:style-name="T1">COMMAND ${CMAKE_CXX_COMPILER} -shared … ../libcsim.so -Wl,--start-group </text:span><text:span text:style-name="T2">${INTERFACE_V8_OBJECTS} ${AARCH64_INST_OBJECTS}</text:span><text:span text:style-name="T4"> </text:span><text:span text:style-name="T1">... -Wl,--end-group</text:span></text:p>
            <text:p text:style-name="P1"><text:span text:style-name="T1"><text:s text:c="6"/></text:span><text:span text:style-name="T1">)</text:span></text:p>
            <text:p text:style-name="P1"><text:span text:style-name="T1"/></text:p>
            <text:p text:style-name="P1"><text:span text:style-name="T1">=&gt; set (</text:span><text:span text:style-name="T5">FIND_INTERFACE_V8_OBJECTS</text:span></text:p>
            <text:p text:style-name="P1"><text:span text:style-name="T1"><text:s/></text:span><text:span text:style-name="T1">"`find;obj/interface_v8/CMakeFiles/interface_v8.dir/;-name;*.o|sed;':a\;N\;$!ba\;s/\\n/\;/g'`")</text:span></text:p>
            <text:p text:style-name="P1"><text:span text:style-name="T1">add_custom_command (</text:span></text:p>
            <text:p text:style-name="P1"><text:span text:style-name="T1"><text:s text:c="6"/></text:span><text:span text:style-name="T1">...</text:span></text:p>
            <text:p text:style-name="P1"><text:span text:style-name="T1"><text:s text:c="6"/></text:span><text:span text:style-name="T1">COMMAND ${CMAKE_CXX_COMPILER} -shared … ../libcsim.so -Wl,--start-group </text:span><text:span text:style-name="T4">${FIND_INTERFACE_V8_OBJECTS} ${FIND_INST_OBJECTS} </text:span><text:span text:style-name="T1">... -Wl,--end-group</text:span></text:p>
            <text:p text:style-name="P1"><text:span text:style-name="T1"><text:s text:c="6"/></text:span><text:span text:style-name="T1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><text:span text:style-name="T6">AARCH64_INST_OBJECTS</text:span></text:p>
          </draw:text-box>
        </draw:frame>
        <draw:frame presentation:style-name="pr2" draw:text-style-name="P3" draw:layer="layout" svg:width="25.199cm" svg:height="12.179cm" svg:x="1.39cm" svg:y="4.915cm">
          <draw:text-box>
            <text:p><text:span text:style-name="T7"/></text:p>
            <text:p text:style-name="P1"><text:span text:style-name="T7"><text:s text:c="2"/></text:span></text:p>
          </draw:text-box>
        </draw:frame>
        <draw:frame draw:style-name="gr2" draw:text-style-name="P4" draw:layer="layout" svg:width="24.13cm" svg:height="11.938cm" svg:x="1.524cm" svg:y="5.334cm">
          <draw:text-box>
            <text:p><text:span text:style-name="T8"/></text:p>
            <text:p><text:span text:style-name="T8"><text:s text:c="2"/></text:span><text:span text:style-name="T8">add_executable (csim_v8 ${PROJECT_SOURCE_DIR}/src/main/main_v8.cpp)</text:span></text:p>
            <text:p><text:span text:style-name="T8">target_link_libraries (csim_v8 </text:span><text:span text:style-name="T9">${AARCH64_INST_OBJECTS}</text:span><text:span text:style-name="T8"> ${CSIM_NEEDED_LIBS} z)</text:span></text:p>
            <text:p><text:span text:style-name="T8"/></text:p>
            <text:p><text:span text:style-name="T8">=&gt; add_executable (csim_v8 ${PROJECT_SOURCE_DIR}/src/main/main_v8.cpp </text:span><text:span text:style-name="T10">${AARCH64_INST_CPP}</text:span><text:span text:style-name="T8">) <text:s text:c="19"/></text:span><text:span text:style-name="T11">* too slow</text:span></text:p>
            <text:p><text:span text:style-name="T8"/></text:p>
            <text:p><text:span text:style-name="T8">=&gt; </text:span></text:p>
            <text:p><text:span text:style-name="T8">add_library(</text:span><text:span text:style-name="T10">AARCH64_INST_OBJECTS</text:span><text:span text:style-name="T8"> OBJECT ${AARCH64_INST_CPP})</text:span></text:p>
            <text:p><text:span text:style-name="T8">add_executable (csim_v8 ${PROJECT_SOURCE_DIR}/src/main/main_v8.cpp </text:span><text:span text:style-name="T10">$&lt;TARGET_OBJECTS:AARCH64_INST_OBJECTS&gt;</text:span><text:span text:style-name="T8">)</text:span></text:p>
            <text:p><text:span text:style-name="T8"><text:s text:c="60"/></text:span><text:span text:style-name="T11">* CMake 2.8.8 (sun glid 2.6.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e link from shell command to library</text:p>
          </draw:text-box>
        </draw:frame>
        <draw:frame presentation:style-name="pr2" draw:layer="layout" svg:width="25.199cm" svg:height="12.179cm" svg:x="1.39cm" svg:y="4.915cm">
          <draw:text-box>
            <text:p/>
            <text:p text:style-name="P1"><text:s text:c="2"/></text:p>
          </draw:text-box>
        </draw:frame>
        <draw:frame draw:style-name="gr2" draw:layer="layout" svg:width="24.13cm" svg:height="11.938cm" svg:x="1.524cm" svg:y="5.334cm">
          <draw:text-box>
            <text:p/>
            <text:p><text:s text:c="2"/>set (CMAKE_LIBRARY_OUTPUT_DIRECTORY ${CMAKE_CURRENT_BINARY_DIR}/..)</text:p>
            <text:p><text:s text:c="2"/>add_library (csim SHARED ${INTERFACE_V8_CPP} <text:span text:style-name="T12">${AARCH64_INST_CPP}</text:span>)</text:p>
            <text:p><text:s text:c="2"/>target_link_libraries (csim -shared -lz -export-dynamic -Wl,-noinhibit-exec -fPIC -Wl,--start-group ${CSIM_NEEDED_LIBS} z -Wl,--end-group)</text:p>
            <text:p><text:s text:c="59"/><text:span text:style-name="T13">* add 1min, original 4 min</text:span></text:p>
            <text:p/>
            <text:p>=&gt; add_library (csim SHARED ${INTERFACE_V8_CPP} <text:span text:style-name="T14">$&lt;TARGET_OBJECTS:AARCH64_INST_OBJECTS&gt;</text:span>)</text:p>
            <text:p><text:s text:c="59"/><text:span text:style-name="T13">* s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 (time make -j8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make -DBUILD_SHARED_LIB=CURRENT -DBUILD_EXE=CURRENT .</text:p>
              </text:list-item>
              <text:list-item>
                <text:p>time make -j8</text:p>
              </text:list-item>
              <text:list-item>
                <text:p>real<text:tab/>4m4.298s</text:p>
              </text:list-item>
              <text:list-item>
                <text:p/>
              </text:list-item>
              <text:list-item>
                <text:p>cmake -DBUILD_SHARED_LIB=SH_COMMAND -DBUILD_EXE=CURRENT .</text:p>
              </text:list-item>
              <text:list-item>
                <text:p>real<text:tab/>4m11.674s</text:p>
              </text:list-item>
              <text:list-item>
                <text:p/>
              </text:list-item>
              <text:list-item>
                <text:p>cmake -DBUILD_SHARED_LIB=ADD_LIBRARY_CPP -DBUILD_EXE=OBJECT .</text:p>
              </text:list-item>
              <text:list-item>
                <text:p>add_library (csim SHARED ${INTERFACE_V8_CPP} ${AARCH64_INST_CPP})</text:p>
              </text:list-item>
              <text:list-item>
                <text:p>real<text:tab/>5m4.017s</text:p>
              </text:list-item>
              <text:list-item>
                <text:p/>
              </text:list-item>
              <text:list-item>
                <text:p>cmake -DBUILD_SHARED_LIB=ADD_LIBRARY_OBECT -DBUILD_EXE=OBJECT .</text:p>
              </text:list-item>
              <text:list-item>
                <text:p>add_library(AARCH64_INST_OBJECTS OBJECT ${AARCH64_INST_CPP})</text:p>
              </text:list-item>
              <text:list-item>
                <text:p>add_library (csim SHARED ${INTERFACE_V8_CPP} $&lt;TARGET_OBJECTS:AARCH64_INST_OBJECTS&gt;)</text:p>
              </text:list-item>
              <text:list-item>
                <text:p>real<text:tab/>4m5.425s</text:p>
              </text:list-item>
              <text:list-item>
                <text:p/>
              </text:list-item>
              <text:list-item>
                <text:p>cmake -DBUILD_SHARED_LIB=ADD_LIBRARY -DBUILD_EXE=CPP .</text:p>
              </text:list-item>
              <text:list-item>
                <text:p>real<text:tab/>12m9.950s</text:p>
              </text:list-item>
              <text:list-item>
                <text:p>=&gt; Rebuild src/v8/aarch64/instruction/ for every exe fi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<text:a xlink:href="http://lists.llvm.org/pipermail/llvm-dev/2015-February/082722.html" xlink:type="simple">http://lists.llvm.org/pipermail/llvm-dev/2015-February/082722.html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3:56:59.989109530</meta:creation-date>
    <dc:date>2016-05-30T12:36:53.596377134</dc:date>
    <meta:editing-duration>PT2H1M6S</meta:editing-duration>
    <meta:editing-cycles>19</meta:editing-cycles>
    <meta:generator>LibreOffice/4.2.8.2$Linux_X86_64 LibreOffice_project/420m0$Build-2</meta:generator>
    <meta:document-statistic meta:object-count="43"/>
  </office:meta>
</office:document-meta>
</file>